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WILLIAM CELIS PIN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6144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ELIS PINEDO, WILLI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6144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ILVA RAMIREZ, WILDER JH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65121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22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